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8pt" fo:font-style="normal" style:text-underline-style="none" fo:font-weight="normal" style:text-blinking="false" fo:background-color="transparent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8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8pt" fo:font-style="italic" style:text-underline-style="none" fo:font-weight="normal" style:text-blinking="false" fo:background-color="transparent" style:font-style-asian="italic" style:font-style-complex="italic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22pt" fo:font-style="italic" style:text-underline-style="none" fo:font-weight="bold" style:text-blinking="false" fo:background-color="transparent" style:font-style-asian="italic" style:font-weight-asian="bold" style:font-style-complex="italic" style:font-weight-complex="bold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22pt" fo:font-style="italic" style:text-underline-style="none" fo:font-weight="bold" style:text-blinking="false" fo:background-color="transparent" style:font-weight-asian="bold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weight="normal" officeooo:paragraph-rsid="001d44f7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fo:font-weight="bold" officeooo:paragraph-rsid="001d44f7" style:font-weight-asian="bold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1" fo:font-size="22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1" fo:font-size="22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1" fo:font-size="18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1" fo:font-size="18pt" fo:font-style="normal" style:text-underline-style="none" officeooo:rsid="001e41f8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81810b3e-7fff-9e61-2ae4-bd8e068bf2b0"/>Ben cheikh Zoubaier</text:p>
      <text:p text:style-name="P4">Projet<text:span text:style-name="T6"> </text:span><text:span text:style-name="T7">PABO</text:span></text:p>
      <text:p text:style-name="Text_20_body"/>
      <text:p text:style-name="P5">Cas d’utilisation : Rappel présence passager</text:p>
      <text:p text:style-name="P2"/>
      <text:p text:style-name="P1"><text:span text:style-name="T6">Acteurs principaux</text:span> : passager</text:p>
      <text:p text:style-name="P1"/>
      <text:p text:style-name="P1"><text:span text:style-name="T6">Acteurs secondaires</text:span> : conducteur</text:p>
      <text:p text:style-name="P1"/>
      <text:p text:style-name="P1"><text:span text:style-name="T6">Condition initiales :</text:span> Le système de surveillance doit être alimenté et doit détecter</text:p>
      <text:p text:style-name="P1">un passager</text:p>
      <text:p text:style-name="Text_20_body"/>
      <text:p text:style-name="P6">Description :</text:p>
      <text:p text:style-name="Text_20_body"/>
      <text:p text:style-name="P1">- Détection d’un passager grâce à la caméra thermique</text:p>
      <text:p text:style-name="P1">- Enregistre la donnée dans la BDD</text:p>
      <text:p text:style-name="P1">- Activation des Leds clignotantes de façon aléatoire</text:p>
      <text:p text:style-name="P1">- Si le passager n’est plus détecter les leds s’éteignent automatiquement</text:p>
      <text:p text:style-name="P1">- Visualiser les données dans la page WEB</text:p>
      <text:p text:style-name="Text_20_body"/>
      <text:p text:style-name="P8"><text:span text:style-name="T1">Condition final</text:span><text:span text:style-name="T5"> </text:span><text:span text:style-name="T2">: </text:span></text:p>
      <text:p text:style-name="P7"><text:span text:style-name="T3">Le conducteur est signalé d’une présence d’un passager grâce </text:span><text:span text:style-name="T4">à</text:span></text:p>
      <text:p text:style-name="P1">des leds clignotante de manière aléatoire.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7T09:39:04.361000000</meta:creation-date>
    <dc:date>2023-01-17T09:48:58.774000000</dc:date>
    <meta:editing-duration>PT5M47S</meta:editing-duration>
    <meta:editing-cycles>5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17" meta:word-count="98" meta:character-count="620" meta:non-whitespace-character-count="536"/>
  </office:meta>
</office:document-meta>
</file>